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opulation_ID</text:p>
          </table:table-cell>
          <table:table-cell office:value-type="string" calcext:value-type="string">
            <text:p>Sexual_reproduction</text:p>
          </table:table-cell>
          <table:table-cell office:value-type="string" calcext:value-type="string">
            <text:p>Stress_treatm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string" calcext:value-type="string">
            <text:p>Exp1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1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1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1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1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1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1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1.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1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1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1.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1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1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1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1.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1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1.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1.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1.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1.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1.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1.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1.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1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1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1.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1.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1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1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1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1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1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1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1.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1.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1.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1.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1.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1.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1.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1.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1.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p1.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1.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p1.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d’s+Na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5:40:29.788290970</meta:creation-date>
    <dc:date>2021-10-08T15:50:46.163152694</dc:date>
    <meta:editing-duration>PT6S</meta:editing-duration>
    <meta:editing-cycles>1</meta:editing-cycles>
    <meta:document-statistic meta:table-count="1" meta:cell-count="294" meta:object-count="0"/>
    <meta:generator>LibreOffice/6.4.7.2$Linux_X86_64 LibreOffice_project/40$Build-2</meta:generator>
  </office:meta>
</office:document-meta>
</file>